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lement the midpoint line drawing algorithm (slope dependent) only for zone 0. For all the other zones use the GL library function GL_LINES. </text:p>
      <text:p text:style-name="Preformatted_20_Text"/>
      <text:p text:style-name="Preformatted_20_Text">1. For given set of coordinates (from a file or randomly generated) determine the zone (0...7)</text:p>
      <text:p text:style-name="Preformatted_20_Text">2. if the zone is '0' implement the midpoint line drawing algorithm for zone 0. draw the line in green color. </text:p>
      <text:p text:style-name="Preformatted_20_Text">3. if the zone is anything other than '0' use the GL_LINES function to draw the line in red color. </text:p>
      <text:p text:style-name="Preformatted_20_Text"/>
      <text:p text:style-name="Preformatted_20_Text">Hint:</text:p>
      <text:p text:style-name="Preformatted_20_Text">gl.glColor3f(1f,0f,0f); <text:s text:c="2"/>//gives us red <text:s text:c="9"/></text:p>
      <text:p text:style-name="Preformatted_20_Text">gl.glColor3f(0f,1f,0f); <text:s text:c="2"/>//gives us green <text:s text:c="11"/></text:p>
      <text:p text:style-name="P1">gl.glColor3f(0f,0f,1f); <text:s text:c="2"/>//gives us blue</text:p>
      <text:p text:style-name="P1"/>
      <text:p text:style-name="P1">Step 1:x0=?, y0=?, x1=?, y1=? </text:p>
      <text:p text:style-name="P1">Step 2: determine zone</text:p>
      <text:p text:style-name="P1">Step 3: </text:p>
      <text:p text:style-name="P1"><text:tab/>step 3.1: if zone==0</text:p>
      <text:p text:style-name="P1"><text:tab/><text:tab/>step 3.1.1 midpoint line drawing </text:p>
      <text:p text:style-name="P1"><text:tab/><text:tab/><text:tab/>dinit, dn, dnw etc.</text:p>
      <text:p text:style-name="P1"><text:tab/><text:tab/><text:tab/>glColor3f(green)</text:p>
      <text:p text:style-name="P1"><text:tab/><text:tab/><text:tab/>drawPixel()</text:p>
      <text:p text:style-name="P1"><text:s/></text:p>
      <text:p text:style-name="P1"><text:tab/>step 3.2: else</text:p>
      <text:p text:style-name="P1"><text:tab/><text:tab/>glColor3f(red)</text:p>
      <text:p text:style-name="P1"><text:tab/><text:tab/>glBegin(GL_LINES)</text:p>
      <text:p text:style-name="P1"><text:tab/><text:tab/>glVertex(x0,y0)</text:p>
      <text:p text:style-name="P1"><text:tab/><text:tab/>glVertex(x1,y1)</text:p>
      <text:p text:style-name="P1"><text:tab/><text:tab/>glEnd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08:12:30</dc:date>
    <dc:creator>Nusrat Mehajabin</dc:creator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23" meta:word-count="127" meta:character-count="860" meta:non-whitespace-character-count="696"/>
  </office:meta>
</office:document-meta>
</file>